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00000013A75551D6F.png"/>
  <manifest:file-entry manifest:media-type="" manifest:full-path="Pictures/20000007000017E1000009EDDED48A1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6" style:family="paragraph" style:parent-style-name="Text_20_body">
      <style:paragraph-properties loext:contextual-spacing="false"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7" style:family="paragraph" style:parent-style-name="Footer"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style:snap-to-layout-grid="false"/>
      <style:text-properties style:font-name="Arial"/>
    </style:style>
    <style:style style:name="P9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style:text-autospace="none" style:snap-to-layout-grid="false"/>
      <style:text-properties style:font-name="Arial" fo:font-size="11pt" fo:font-weight="normal" style:font-name-asian="Times New Roman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8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line-height="0.388cm" style:snap-to-layout-grid="false"/>
      <style:text-properties fo:text-transform="capitalize" style:font-name="Arial" fo:font-size="8pt" style:font-size-asian="8pt"/>
    </style:style>
    <style:style style:name="P22" style:family="paragraph" style:parent-style-name="Standard">
      <style:paragraph-properties fo:margin-left="0.026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margin-left="-0.026cm" fo:margin-right="0cm" fo:text-align="justify" style:justify-single-word="false" fo:text-indent="0cm" style:auto-text-indent="false"/>
      <style:text-properties style:use-window-font-color="true"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left="8.001cm" fo:margin-right="0cm" fo:text-align="justify" style:justify-single-word="false" fo:text-indent="0cm" style:auto-text-indent="false"/>
    </style:style>
    <style:style style:name="P27" style:family="paragraph" style:parent-style-name="Texte_20_de_20_saisie">
      <style:text-properties style:font-name="Arial" fo:font-size="11pt" style:font-size-asian="11pt" style:font-size-complex="11pt"/>
    </style:style>
    <style:style style:name="P28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8cm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7cm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Text_20_body" style:master-page-name="First_20_Page">
      <style:paragraph-properties style:page-number="auto"/>
      <style:text-properties style:font-name="Arial"/>
    </style:style>
    <style:style style:name="T1" style:family="text">
      <style:text-properties style:font-name-asian="Times New Roman" style:font-name-complex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text-transform="capitalize"/>
    </style:style>
    <style:style style:name="T4" style:family="text">
      <style:text-properties fo:text-transform="lowerca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structurereferente_numtel"/>
        <text:user-field-decl office:value-type="string" office:string-value="" text:name="adresse_libtypevoie"/>
      </text:user-field-decls>
      <text:section text:style-name="Sect1" text:name="pdv">
        <text:p text:style-name="P30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15"><text:span text:style-name="T3"><text:user-field-get text:name="personne_qual"/></text:span><text:span text:style-name="T3"> <text:s/></text:span><text:span text:style-name="T3"><text:user-field-get text:name="personne_prenom"/></text:span><text:span text:style-name="T3"> </text:span><text:span text:style-name="T3"><text:user-field-get text:name="personne_nom"/></text:span></text:p>
              <text:p text:style-name="P9"><text:user-field-get text:name="adresse_numvoie"/> <text:s text:c="2"/><text:span text:style-name="T4"><text:user-field-get text:name="adresse_libtypevoie"/></text:span> <text:s/><text:user-field-get text:name="adresse_nomvoie"/></text:p>
              <text:p text:style-name="P18"><text:hidden-paragraph text:condition="ooow:adresse_compladr==&quot;&quot;" text:is-hidden="true"/><text:user-field-get text:name="adresse_compladr"/></text:p>
              <text:p text:style-name="P18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6">Réf :</text:p>
            </table:table-cell>
            <table:table-cell table:style-name="Tableau1.A1" table:number-columns-spanned="2" office:value-type="string">
              <text:p text:style-name="P17"><text:s/><text:span text:style-name="T2">DPAS/SIS/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6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21">Saliah Hamidi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6"><text:text-input text:description="">Tél. : </text:text-input></text:p>
            </table:table-cell>
            <table:table-cell table:style-name="Tableau1.A1" table:number-columns-spanned="2" office:value-type="string">
              <text:p text:style-name="P16"><text:s/>0143934121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12">Bobigny, le <text:date style:data-style-name="N36" text:date-value="2016-02-02T17:38:55.20">02/02/2016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0"/>
        <text:p text:style-name="P19"/>
        <text:p text:style-name="P19"/>
        <text:p text:style-name="P19"><text:user-field-get text:name="personne_qual"/></text:p>
        <text:p text:style-name="P13"/>
        <text:p text:style-name="P14">La Caisse d’Allocations Familiales vous a informé que vous bénéficiez désormais du R.S.A.</text:p>
        <text:p text:style-name="P14"/>
        <text:p text:style-name="P14">Vous disposez d’un délai de deux mois à compter de ce jour pour signer un contrat d’engagement réciproque. Pour vous aider à préparer ce contrat vous allez être accompagné par un référent (Article L.262-29 du Code de l’action sociale et des familles).</text:p>
        <text:p text:style-name="P14"/>
        <text:p text:style-name="P14">Je vous informe que la loi prévoit que le non respect de cette obligation peut donner lieu à une suspension du versement de votre allocation.</text:p>
        <text:p text:style-name="P14"/>
        <text:p text:style-name="P22">Le service que vous devez contacter pour effectuer ces démarches est le suivant :</text:p>
        <text:p text:style-name="P22"/>
        <text:p text:style-name="P23"><text:user-field-get text:name="structurereferente_lib_struc"/></text:p>
        <text:p text:style-name="P23"><text:user-field-get text:name="structurereferente_num_voie"/> <text:s/><text:user-field-get text:name="structurereferente_type_voie"/> <text:s/><text:user-field-get text:name="structurereferente_nom_voie"/></text:p>
        <text:p text:style-name="P23"><text:user-field-get text:name="structurereferente_code_postal"/> <text:s/><text:user-field-get text:name="structurereferente_ville"/></text:p>
        <text:p text:style-name="P23"><text:user-field-get text:name="structurereferente_numtel"/></text:p>
        <text:p text:style-name="P24"/>
        <text:p text:style-name="P14">Une fois votre contrat validé par le Président du Conseil départemental, votre référent vous accompagnera dans votre parcours et facilitera votre accès aux différentes actions d’insertion sociales et/ou professionnelles définies dans le contrat. </text:p>
        <text:p text:style-name="P14"/>
        <text:p text:style-name="P25">Dans le cas où le service référent désigné dans le présent courrier ne conviendrait pas à votre situation, vous devrez l’indiquer lors de votre premier entretien.</text:p>
        <text:p text:style-name="P20"/>
        <text:p text:style-name="P20">Je vous prie de croire, <text:user-field-get text:name="personne_qual"/>, à l'assurance de mes salutations distinguées.</text:p>
        <text:p text:style-name="P27"/>
        <text:p text:style-name="P27"/>
        <text:p text:style-name="P27"/>
        <text:p text:style-name="P28">Pour le Président du Conseil départemental</text:p>
        <text:p text:style-name="P28"><text:soft-page-break/>et par délégation</text:p>
        <text:p text:style-name="P29"><draw:frame draw:style-name="fr1" draw:name="images3" text:anchor-type="paragraph" svg:x="7.313cm" svg:y="0.056cm" svg:width="5.895cm" svg:height="1.466cm" draw:z-index="1"><draw:image xlink:href="Pictures/20000007000017E1000009EDDED48A1E.svm" xlink:type="simple" xlink:show="embed" xlink:actuate="onLoad"/></draw:frame>Clotilde Cottineau</text:p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Text_20_body"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4" style:family="paragraph" style:parent-style-name="Text_20_body">
      <style:paragraph-properties loext:contextual-spacing="false"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MP5" style:family="paragraph" style:parent-style-name="Footer">
      <style:text-properties style:font-name="Arial" fo:font-size="9pt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s2" text:anchor-type="paragraph" svg:x="10.707cm" svg:y="0cm" svg:width="5.274cm" svg:height="3.649cm" draw:z-index="0"><draw:image xlink:href="Pictures/10000000000001C00000013A75551D6F.pn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Clotilde Cottineau</text:p>
        <text:p text:style-name="MP3">Cheffe de Service Adjointe de l’Insertion</text:p>
        <text:p text:style-name="MP4">et de la Solidarité 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23:19.60</meta:creation-date>
    <dc:date>2016-02-02T17:38:55.14</dc:date>
    <dc:creator>linda baitech</dc:creator>
    <meta:editing-duration>PT00H48M30S</meta:editing-duration>
    <meta:editing-cycles>33</meta:editing-cycles>
    <meta:generator>OpenOffice.org/3.2$Win32 OpenOffice.org_project/320m12$Build-9483</meta:generator>
    <meta:document-statistic meta:table-count="1" meta:image-count="2" meta:object-count="0" meta:page-count="2" meta:paragraph-count="28" meta:word-count="204" meta:character-count="1328"/>
  </office:meta>
</office:document-meta>
</file>